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rebuchetMS" svg:font-family="TrebuchetMS" style:font-family-generic="roman" style:font-pitch="variable"/>
    <style:font-face style:name="TrebuchetMS-Bold" svg:font-family="TrebuchetMS-Bo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color="#000000" style:font-name="Arial" style:letter-kerning="true"/>
    </style:style>
    <style:style style:name="P2" style:family="paragraph" style:parent-style-name="Standard">
      <style:text-properties fo:color="#000000" style:font-name="Arial" fo:font-size="15pt" style:text-underline-style="solid" style:text-underline-width="auto" style:text-underline-color="font-color" style:letter-kerning="true" style:font-size-asian="15pt"/>
    </style:style>
    <style:style style:name="P3" style:family="paragraph" style:parent-style-name="Standard">
      <style:text-properties fo:color="#000000" style:font-name="TrebuchetMS" style:letter-kerning="true"/>
    </style:style>
    <style:style style:name="P4" style:family="paragraph" style:parent-style-name="Standard">
      <style:text-properties fo:color="#000000" fo:font-size="12pt" style:text-underline-style="none" style:font-size-asian="12pt" style:font-size-complex="12pt"/>
    </style:style>
    <style:style style:name="P5" style:family="paragraph" style:parent-style-name="Standard">
      <style:text-properties fo:color="#c00018" style:font-name="Arial" fo:font-size="15pt" style:text-underline-style="solid" style:text-underline-width="auto" style:text-underline-color="font-color" style:letter-kerning="true" style:font-size-asian="15pt"/>
    </style:style>
    <style:style style:name="P6" style:family="paragraph" style:parent-style-name="Standard">
      <style:text-properties style:text-underline-style="none"/>
    </style:style>
    <style:style style:name="P7" style:family="paragraph" style:parent-style-name="Standard">
      <style:paragraph-properties fo:margin-top="0cm" fo:margin-bottom="0.247cm" fo:line-height="115%"/>
    </style:style>
    <style:style style:name="P8" style:family="paragraph" style:parent-style-name="Standard">
      <style:paragraph-properties fo:margin-top="0cm" fo:margin-bottom="0.247cm" fo:line-height="115%"/>
      <style:text-properties fo:color="#000000" style:font-name="Arial" style:letter-kerning="true"/>
    </style:style>
    <style:style style:name="P9" style:family="paragraph" style:parent-style-name="Standard" style:master-page-name="Standard">
      <style:paragraph-properties fo:text-align="center" style:justify-single-word="false" style:page-number="auto"/>
    </style:style>
    <style:style style:name="T1" style:family="text">
      <style:text-properties fo:color="#000000" style:font-name="Arial" style:letter-kerning="true"/>
    </style:style>
    <style:style style:name="T2" style:family="text">
      <style:text-properties fo:color="#000000" style:font-name="Arial" fo:font-size="22pt" style:text-underline-style="solid" style:text-underline-width="auto" style:text-underline-color="font-color" fo:font-weight="bold" style:letter-kerning="true" style:font-size-asian="22pt" style:font-weight-asian="bold"/>
    </style:style>
    <style:style style:name="T3" style:family="text">
      <style:text-properties fo:color="#000000" style:font-name="Arial" fo:font-weight="bold" style:letter-kerning="true" style:font-weight-asian="bold"/>
    </style:style>
    <style:style style:name="T4" style:family="text">
      <style:text-properties fo:color="#000000" style:font-name="Arial" fo:font-size="12pt" style:text-underline-style="none" style:letter-kerning="true" style:font-size-asian="12pt" style:font-size-complex="12pt"/>
    </style:style>
    <style:style style:name="T5" style:family="text">
      <style:text-properties fo:color="#000000" style:font-name="TrebuchetMS-Bold" fo:font-size="22pt" style:text-underline-style="solid" style:text-underline-width="auto" style:text-underline-color="font-color" fo:font-weight="bold" style:letter-kerning="true" style:font-size-asian="22pt" style:font-weight-asian="bold"/>
    </style:style>
    <style:style style:name="T6" style:family="text">
      <style:text-properties fo:color="#000000" style:font-name="TrebuchetMS-Bold" fo:font-weight="bold" style:letter-kerning="true" style:font-weight-asian="bold"/>
    </style:style>
    <style:style style:name="T7" style:family="text">
      <style:text-properties fo:color="#000000" style:font-name="TrebuchetMS" style:letter-kerning="true"/>
    </style:style>
    <style:style style:name="T8" style:family="text">
      <style:text-properties fo:color="#000000" style:font-name="TrebuchetMS" fo:font-size="15pt" style:text-underline-style="solid" style:text-underline-width="auto" style:text-underline-color="font-color" style:letter-kerning="true" style:font-size-asian="15pt"/>
    </style:style>
    <style:style style:name="T9" style:family="text">
      <style:text-properties style:font-name="Arial"/>
    </style:style>
    <style:style style:name="T10" style:family="text">
      <style:text-properties style:font-name="Arial" fo:font-size="15pt" style:letter-kerning="true" style:font-size-asian="15pt"/>
    </style:style>
    <style:style style:name="T11" style:family="text">
      <style:text-properties style:font-name="Arial" style:letter-kerning="true"/>
    </style:style>
    <style:style style:name="T12" style:family="text">
      <style:text-properties fo:color="#c00018" style:font-name="Arial" fo:font-size="15pt" style:letter-kerning="true" style:font-size-asian="15pt"/>
    </style:style>
    <style:style style:name="T13" style:family="text">
      <style:text-properties fo:color="#c00018" style:font-name="Arial" fo:font-size="15pt" style:text-underline-style="solid" style:text-underline-width="auto" style:text-underline-color="font-color" style:letter-kerning="true" style:font-size-asian="15pt"/>
    </style:style>
    <style:style style:name="T14" style:family="text">
      <style:text-properties fo:color="#c00018" style:font-name="TrebuchetMS" fo:font-size="15pt" style:text-underline-style="solid" style:text-underline-width="auto" style:text-underline-color="font-color" style:letter-kerning="true" style:font-size-asian="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Compte rendu séances de TP Projet – groupe Roguelike</text:span></text:p>
      <text:p text:style-name="P1"/>
      <text:p text:style-name="P1"/>
      <text:p text:style-name="Standard"><text:span text:style-name="T13">Première séance</text:span></text:p>
      <text:p text:style-name="P1"/>
      <text:p text:style-name="Standard"><text:span text:style-name="T1">Création d’une salle seule (pas de prise en compte de la suite, labyrinthe etc.)</text:span></text:p>
      <text:p text:style-name="Standard"><text:span text:style-name="T1">Création du menu principal</text:span></text:p>
      <text:p text:style-name="Standard"><text:span text:style-name="T1">IA ennemi sommaire</text:span></text:p>
      <text:p text:style-name="Standard"><text:span text:style-name="T1">Création du mode de combat en console (pas de prise en compte de la suite, déplacement) </text:span></text:p>
      <text:p text:style-name="Standard"><text:span text:style-name="T1">Conception des structures personnage et cartes avec statistiques pour premiers tests</text:span></text:p>
      <text:p text:style-name="Standard"><text:span text:style-name="T1">Mise en place des premières fonctions de gestion des structures</text:span></text:p>
      <text:p text:style-name="Standard"><text:span text:style-name="T1">Mise en place de la timeline</text:span></text:p>
      <text:p text:style-name="Standard"><text:span text:style-name="T1">Implémentation du menu démarrer, mise en place des fonctions principales d’affichage.</text:span></text:p>
      <text:p text:style-name="P1"/>
      <text:p text:style-name="Standard"><text:span text:style-name="T13">Hors séance, après le premier TP :</text:span></text:p>
      <text:p text:style-name="P2"/>
      <text:p text:style-name="Standard"><text:span text:style-name="T1">Création fonction sdl, ttf et image + test</text:span></text:p>
      <text:p text:style-name="Standard"><text:span text:style-name="T1">Squelette du programme</text:span></text:p>
      <text:p text:style-name="Standard"><text:span text:style-name="T1">Génération de portes aléatoires</text:span></text:p>
      <text:p text:style-name="Standard"><text:span text:style-name="T1">Collision murs, création labyrinthe, déplacement perso entre les salles</text:span></text:p>
      <text:p text:style-name="P1"/>
      <text:p text:style-name="P1"/>
      <text:p text:style-name="Standard"><text:span text:style-name="T13">Seconde Séance :</text:span></text:p>
      <text:p text:style-name="P2"/>
      <text:p text:style-name="Standard"><text:span text:style-name="T1">Mise en place du système de combat avec les structures faites par Timothée.</text:span></text:p>
      <text:p text:style-name="Standard"><text:span text:style-name="T1">Développement de l’IA ennemi</text:span></text:p>
      <text:p text:style-name="Standard"><text:span text:style-name="T1">Adaptation salle </text:span></text:p>
      <text:p text:style-name="Standard"><text:span text:style-name="T1">Affichage texture salle Déplacement perso</text:span></text:p>
      <text:p text:style-name="Standard"><text:span text:style-name="T1">Début gestion collision</text:span></text:p>
      <text:p text:style-name="P1"/>
      <text:p text:style-name="Standard"><text:span text:style-name="T13">Hors séance :</text:span></text:p>
      <text:p text:style-name="P2"/>
      <text:p text:style-name="Standard"><text:span text:style-name="T1">Gestion collision terminée</text:span></text:p>
      <text:p text:style-name="Standard"><text:span text:style-name="T1">Refonte du code pour génération aléatoire des portes</text:span></text:p>
      <text:p text:style-name="P1"/>
      <text:p text:style-name="P1"/>
      <text:p text:style-name="P1"/>
      <text:p text:style-name="P1"/>
      <text:p text:style-name="P1"/>
      <text:p text:style-name="P1"/>
      <text:p text:style-name="P1"/>
      <text:p text:style-name="P1"><text:soft-page-break/></text:p>
      <text:p text:style-name="Standard"><text:span text:style-name="T13">Troisième séance :</text:span></text:p>
      <text:p text:style-name="P2"/>
      <text:p text:style-name="Standard"><text:span text:style-name="T1">Documentation de tous les fichiers qui correspond au combat</text:span></text:p>
      <text:p text:style-name="Standard"><text:span text:style-name="T1">Mise en place d’une liste pour stocker les cartes</text:span></text:p>
      <text:p text:style-name="Standard"><text:span text:style-name="T1">Début de la mise en place du système de sauvegarde</text:span></text:p>
      <text:p text:style-name="Standard"><text:span text:style-name="T1">Débuggage de la génération aléatoire de labyrinthe</text:span></text:p>
      <text:p text:style-name="Standard"><text:span text:style-name="T1">Documentation de tous les fichiers qui correspond au combat</text:span></text:p>
      <text:p text:style-name="Standard"><text:span text:style-name="T1">Début de la mise en place du système de sauvegarde</text:span></text:p>
      <text:p text:style-name="Standard"><text:span text:style-name="T1">Ajout d’une première version des musiques dans le menu principal et en jeu. Ajout des premiers bruitages de pas et de passages de portes, ainsi que de déplacement et de sélection dans le menu principal.</text:span></text:p>
      <text:p text:style-name="P1"/>
      <text:p text:style-name="P1"/>
      <text:p text:style-name="Standard"><text:span text:style-name="T13">Quatrième séance :</text:span></text:p>
      <text:p text:style-name="P2"/>
      <text:p text:style-name="Standard"><text:span text:style-name="T1">Approfondissement du système de sauvegarde. </text:span></text:p>
      <text:p text:style-name="Standard"><text:span text:style-name="T1">Débuggage de la génération du labyrinthe.</text:span></text:p>
      <text:p text:style-name="Standard"><text:span text:style-name="T1">Recherche de sprites pour le personnage. </text:span></text:p>
      <text:p text:style-name="Standard"><text:span text:style-name="T1">Écriture des fonctions pour les listes pour le deck et la collection.</text:span></text:p>
      <text:p text:style-name="P1"/>
      <text:p text:style-name="Standard"><text:span text:style-name="T13">Hors séance, après le quatrième TP :</text:span></text:p>
      <text:p text:style-name="P1"/>
      <text:p text:style-name="Standard"><text:span text:style-name="T1">Révision du système de génération de labyrinthe. Déplacement du personnage entre les salles.</text:span></text:p>
      <text:p text:style-name="Standard"><text:span text:style-name="T1">Ajouts de plusieurs ennemis sans animations. </text:span></text:p>
      <text:p text:style-name="Standard"><text:span text:style-name="T1">Animations du personnage finies. </text:span></text:p>
      <text:p text:style-name="Standard"><text:span text:style-name="T1">Ajout des collisions entre le personnage et les ennemis. </text:span></text:p>
      <text:p text:style-name="Standard"><text:span text:style-name="T1">Modification des textures du premier étage, ajout de différentes variantes pour varier les visuels. Randomisation des textures du labyrinthe.</text:span></text:p>
      <text:p text:style-name="Standard"><text:span text:style-name="T1">Ajout de musiques différentes en fonction de l’étage.</text:span></text:p>
      <text:p text:style-name="P1"/>
      <text:p text:style-name="Standard"><text:span text:style-name="T13">Cinquième séance :</text:span></text:p>
      <text:p text:style-name="P1"/>
      <text:p text:style-name="Standard"><text:span text:style-name="T1">Début d’intégration du mode combat en SDL.</text:span></text:p>
      <text:p text:style-name="Standard"><text:span text:style-name="T1">Recherche de textures pour cet effet et de sons. </text:span></text:p>
      <text:p text:style-name="Standard"><text:span text:style-name="T1">Réunion pour discuter de l’avancement du projet, partager nos ressentis. </text:span></text:p>
      <text:p text:style-name="Standard"><text:span text:style-name="T1">Répartitions des nouvelles tâches.</text:span></text:p>
      <text:p text:style-name="Standard"><text:span text:style-name="T1">Création d’un board sur Gitkraken pour une meilleure visibilité.</text:span></text:p>
      <text:p text:style-name="P5"/>
      <text:p text:style-name="Standard"><text:span text:style-name="T13">Hors Séance, après le TP cinq :</text:span></text:p>
      <text:p text:style-name="P5"/>
      <text:p text:style-name="Standard"><text:span text:style-name="T1">Nous avons revu totalement la génération de labyrinthe qui ne nous convenait pas. </text:span></text:p>
      <text:p text:style-name="Standard"><text:span text:style-name="T1">Implémentation d’une minimap, d’un HUD (une interface pour que le joueur voit </text:span><text:soft-page-break/><text:span text:style-name="T1">combien de pdv il lui reste, a quel étage il est).</text:span></text:p>
      <text:p text:style-name="Standard"><text:span text:style-name="T1">Taille du labyrinthe légèrement agrandie. </text:span></text:p>
      <text:p text:style-name="Standard"><text:span text:style-name="T1">Ennemis animés.</text:span></text:p>
      <text:p text:style-name="Standard"><text:span text:style-name="T1">Choix aléatoire d’un type d’ennemi au chargement d’étage.</text:span></text:p>
      <text:p text:style-name="Standard"><text:span text:style-name="T1">Génération des salles avec des coffres (animations d'ouverture faites), manque récompense du joueur.</text:span></text:p>
      <text:p text:style-name="Standard"><text:span text:style-name="T1">Système de changement de niveau fonctionnel (passer de l'étage 1 à 2 par exemple). </text:span></text:p>
      <text:p text:style-name="Standard"><text:span text:style-name="T1">Ajout d’un son à l’ouverture du coffre.</text:span></text:p>
      <text:p text:style-name="P1"/>
      <text:p text:style-name="Standard"><text:span text:style-name="T13">Sixième séance :</text:span></text:p>
      <text:p text:style-name="P2"/>
      <text:p text:style-name="Standard"><text:span text:style-name="T1">Fin du combat tour par tour (nouvelles textures)</text:span></text:p>
      <text:p text:style-name="Standard"><text:span text:style-name="T1">Ecran qui rappel au joueur qu'une sauvegarde existe s'il choisit "Nouvelle partie" ( ce qui supprime l'ancienne). </text:span></text:p>
      <text:p text:style-name="Standard"><text:span text:style-name="T1">On a également prévu de chercher de nouveaux ennemis, et des textures supplémentaires pour les ennemis et les salles du laby. Egalement nous sommes en train d'ajouter au fur et à mesure des systèmes de créations, de sélection de cartes aléatoires qui sont les armes du joueur</text:span></text:p>
      <text:p text:style-name="Standard"><text:span text:style-name="T1">Mise en place d’une deuxième liste, pour gérer le deck du joueur lors d’une partie et l’ensemble des cartes de manière indépendante.</text:span></text:p>
      <text:p text:style-name="P1"/>
      <text:p text:style-name="Standard"><text:span text:style-name="T13">Septième séance :</text:span></text:p>
      <text:p text:style-name="P2"/>
      <text:p text:style-name="P7"><text:span text:style-name="T1">Tentative de résolution de problèmes d'Abord Trap: 6 présent uniquement sur MAC, sans succès, par Thomas et Axel.</text:span></text:p>
      <text:p text:style-name="P7"><text:span text:style-name="T1">Implémentation dans le jeu des fonctions permettant au joueur de récupérer des cartes générées aléatoirement ainsi que les fonctions de libération de mémoire liés aux flags par Timothée.</text:span></text:p>
      <text:p text:style-name="P7"><text:span text:style-name="T1">Coffre qui donne une carte au joueur par Aurélien, avec affichage.</text:span></text:p>
      <text:p text:style-name="P7"><text:span text:style-name="T3">Prévision séance prochaine :</text:span></text:p>
      <text:p text:style-name="P7"><text:span text:style-name="T1">Débuggage, équilibrage du jeu.</text:span></text:p>
      <text:p text:style-name="P7"><text:span text:style-name="T1">Variations de textures en fonction du niveau, ajouts des sons de combats.</text:span></text:p>
      <text:p text:style-name="P8"/>
      <text:p text:style-name="Standard"><text:span text:style-name="T13">Hors Séance, après le TP sept :</text:span></text:p>
      <text:p text:style-name="P2"/>
      <text:p text:style-name="Standard"><text:span text:style-name="T1">Intégrations des listes de cartes (une contenant le deck du joueur, les cartes qu’il peut jouer dans cette partie, et l’autre sa collection, soit toutes les cartes qu’il possède ou à trouver).</text:span></text:p>
      <text:p text:style-name="Standard"><text:span text:style-name="T1">Ajouts des sons au combat (Musique, déplacement dans l’interface). </text:span></text:p>
      <text:p text:style-name="Standard"><text:span text:style-name="T1">Création et intégration de nouvelles textures de cartes.</text:span></text:p>
      <text:p text:style-name="Standard"><text:soft-page-break/><text:span text:style-name="T1">Début de l’équilibrage de la puissance des cartes en fonction de l’étage ou elles sont trouvées. </text:span></text:p>
      <text:p text:style-name="Standard"><text:span text:style-name="T1">Fix de plusieurs crashs en sortie de combat, après l’écran de game over et au changement d’étage. </text:span></text:p>
      <text:p text:style-name="Standard"><text:span text:style-name="T1">Implémentation d’un système supprimant une carte ayant été jouée par le joueur, puis une nouvelle est piochée dans son deck s’il en possède d’autres, sinon l’image d’une carte indisponible et non sélectionnable est affichée. </text:span></text:p>
      <text:p text:style-name="Standard"><text:span text:style-name="T1">Les coffres permettent d’obtenir de nouvelles cartes, un affichage dynamique du contenu du coffre a été ajouté. </text:span></text:p>
      <text:p text:style-name="Standard"><text:span text:style-name="T1">Les nouvelles cartes sont ajoutées au deck du joueur s’il ne les possède pas (si ce sont des consommables, le nombre d’utilisation disponibles est crédités sur la carte existantes) ainsi que dans sa collection. </text:span></text:p>
      <text:p text:style-name="Standard"><text:span text:style-name="T1">Les cartes sont correctement sauvegardées et chargées quand le joueur quitte ou commence une partie. </text:span></text:p>
      <text:p text:style-name="Standard"><text:span text:style-name="T1">En cas de nouvelle partie, des cartes par défaut sont chargées pour le joueur. </text:span></text:p>
      <text:p text:style-name="Standard"><text:span text:style-name="T1">Correction d’un bug, pour lequel le personnage gardait ses proportions utilisées pendant le combat à l’issu de celui-ci, une fois de retour dans le labyrinthe. </text:span></text:p>
      <text:p text:style-name="Standard"><text:span text:style-name="T1">Refonte du placement des ennemis pour qu’ils ne soient plus devant les portes.</text:span></text:p>
      <text:p text:style-name="Standard"><text:span text:style-name="T1">Création d’une fonction générant des valeurs aléatoires pour la puissance des cartes.</text:span></text:p>
      <text:p text:style-name="Standard"><text:span text:style-name="T1">Ajout de la fonction défausse au combat, le joueur peut retirer des cartes de son jeu.</text:span></text:p>
      <text:p text:style-name="Standard"><text:span text:style-name="T1">Ajustement de l’image du texte indicatif en combat. Ajout d’un compteur d’ennemi pour gagner des points de vies maximum en plus.</text:span></text:p>
      <text:p text:style-name="P1"/>
      <text:p text:style-name="Standard"><text:span text:style-name="T13">Huitième séance :</text:span></text:p>
      <text:p text:style-name="P1"/>
      <text:p text:style-name="Standard"><text:span text:style-name="T1">Aurélien a réglé quelques bugs. Il a fait 2 tests unitaires et a fait pas mal de finitions. </text:span></text:p>
      <text:p text:style-name="Standard"><text:span text:style-name="T1">Axel à ajouter les éléments manquants au dossier pour qu'il soit à jour et a centré le menu principal, en ajustant les couleurs.</text:span></text:p>
      <text:p text:style-name="Standard"><text:span text:style-name="T1">Thomas a fini et débuggé le compteur d'ennemi et à ajouter un fichier ou il explique avec des photos comment il a réglé un bug dans le code. </text:span></text:p>
      <text:p text:style-name="Standard"><text:span text:style-name="T1">Timothée à ajouter des nouvelles fonctions pour qu'on puisse manipuler les decks, à ajuster la fonction qui génère des cartes et a fait de la doc.</text:span></text:p>
      <text:p text:style-name="P1"/>
      <text:p text:style-name="Standard"><text:span text:style-name="T13">Neuvième séance :</text:span></text:p>
      <text:p text:style-name="P1"/>
      <text:p text:style-name="Standard"><text:span text:style-name="T1">Aurélien a réglé quelques bugs et à travailla les rectangles de sélections pour qu’ils s'adaptent en taille et en placement au texte auquel ils se rapportent</text:span></text:p>
      <text:p text:style-name="Standard"><text:span text:style-name="T1">Axel a réparé et adapté l’animation de mort à son endroit définitif.</text:span></text:p>
      <text:p text:style-name="Standard"><text:span text:style-name="T1">Après avoir testé le compteur, on s’est aperçu qu’il restait des bugs. Thomas les a réparés et a cherché des sprites pour les monstres et le boss final.</text:span></text:p>
      <text:p text:style-name="Standard"><text:span text:style-name="T1">Timothée a travaillé sur une fonction qui permet de se déplacer dans la liste des attaques.</text:span></text:p>
      <text:p text:style-name="P3"/>
      <text:p text:style-name="Standard"><text:span text:style-name="T13">Hors Séance, après le TP neuf :</text:span></text:p>
      <text:p text:style-name="P2"/>
      <text:p text:style-name="Standard"><text:soft-page-break/><text:span text:style-name="T9">Mise à jour finale de l’animation de mort.</text:span></text:p>
      <text:p text:style-name="Standard"><text:span text:style-name="T9">Sprite de boss final ajouté.</text:span></text:p>
      <text:p text:style-name="Standard"><text:span text:style-name="T9">Créations de fonctions pour adapter la difficulté en fonction de l’étage.</text:span></text:p>
      <text:p text:style-name="Standard"><text:span text:style-name="T9">Ajustement de certaines animations,</text:span></text:p>
      <text:p text:style-name="Standard"><text:span text:style-name="T9">Les boss loot une carte du niveau potentiel de l’étage suivant</text:span></text:p>
      <text:p text:style-name="Standard"><text:span text:style-name="T9">Animations de combat pour le personnage et les ennemis</text:span></text:p>
      <text:p text:style-name="Standard"><text:span text:style-name="T9">Refonte des écrans de chargement</text:span></text:p>
      <text:p text:style-name="Standard"><text:span text:style-name="T9">Equilibrage</text:span></text:p>
      <text:p text:style-name="Standard"><text:span text:style-name="T9">Création d’un scénario pour le jeu</text:span></text:p>
      <text:p text:style-name="Standard"><text:span text:style-name="T4">Avancement du dossier selon les nouvelles consignes reçues</text:span></text:p>
      <text:p text:style-name="Standard"><text:span text:style-name="T4">Tests unitaires</text:span></text:p>
      <text:p text:style-name="Standard"><text:bookmark-start text:name="__DdeLink__129_1350044067"/><text:span text:style-name="T4">Création du deck en fonction de la collection après la mort du joueur</text:span><text:bookmark-end text:name="__DdeLink__129_1350044067"/></text:p>
      <text:p text:style-name="Standard"/>
      <text:p text:style-name="Standard"><text:span text:style-name="T13">Suite à cela:</text:span></text:p>
      <text:p text:style-name="P6"><text:span text:style-name="T12"/></text:p>
      <text:p text:style-name="P4"><text:span text:style-name="T11">Ajout du dernier étage</text:span></text:p>
      <text:p text:style-name="P4"><text:span text:style-name="T11">Deuxième rééquilibrage</text:span></text:p>
      <text:p text:style-name="P4"><text:span text:style-name="T11">Recherche de bug sur le jeu</text:span></text:p>
      <text:p text:style-name="P4"><text:span text:style-name="T11">Mise à jour de la documentation</text:span></text:p>
      <text:p text:style-name="P4"><text:span text:style-name="T11">Enlever les printfs</text:span></text:p>
      <text:p text:style-name="P4"><text:span text:style-name="T11">Réécriture du dossier suite au nouvelle consigne </text:span></text:p>
      <text:p text:style-name="P4"><text:span text:style-name="T11">Correction du dossier</text:span></text:p>
      <text:p text:style-name="P4"><text:span text:style-name="T11">Mettre au propre les annexes et le dossier.</text:span></text:p>
      <text:p text:style-name="P4"><text:span text:style-name="T11">Faire la vidéo de présentation du jeu.</text:span></text:p>
      <text:p text:style-name="P4"><text:span text:style-name="T11">Executable sur tous les systèmes d'exploitations.</text:span></text:p>
      <text:p text:style-name="P4"><text:span text:style-name="T11">Commencer et continuer le diap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rebuchetMS" svg:font-family="TrebuchetMS" style:font-family-generic="roman" style:font-pitch="variable"/>
    <style:font-face style:name="TrebuchetMS-Bold" svg:font-family="TrebuchetMS-Bo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0" fo:widows="0" style:writing-mode="lr-tb"/>
      <style:text-properties fo:color="#00000a" style:font-name="Liberation Serif" fo:font-size="12pt" fo:language="fr" fo:country="FR" style:letter-kerning="true" style:font-name-asian="Songti SC" style:font-size-asian="12pt" style:language-asian="zh" style:country-asian="CN" style:font-name-complex="Arial Unicode MS" style:font-size-complex="12pt" style:language-complex="hi" style:country-complex="IN"/>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PingFang SC" style:font-size-asian="14pt" style:font-name-complex="Arial1" style:font-size-complex="14pt"/>
    </style:style>
    <style:style style:name="Text_20_body" style:display-name="Text body" style:family="paragraph" style:parent-style-name="Standard" style:default-outline-level="" style:list-style-name="" style:class="text"/>
    <style:style style:name="List" style:family="paragraph" style:parent-style-name="Text_20_body" style:default-outline-level="" style:list-style-name="" style:class="list">
      <style:text-properties style:font-name-complex="Arial2"/>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2"/>
    </style:style>
    <style:style style:name="caption" style:family="paragraph" style:parent-style-name="Standard" style:default-outline-level="" style:list-style-nam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default-outline-level="" style:list-style-name="">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list-style-name=""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_20_Symbol" style:display-name="Endnote Symbol" style:family="paragraph" style:parent-style-name="Standard" style:default-outline-level="" style:list-style-name=""/>
    <style:style style:name="Default_20_Paragraph_20_Font" style:display-name="Default Paragraph Font" style:family="text"/>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1" style:layout-grid-base-height="0.365cm" style:layout-grid-ruby-height="0.183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4-10T07:03:00</meta:creation-date>
    <dc:language>fr-FR</dc:language>
    <dc:date>2020-05-13T16:26:53.69</dc:date>
    <meta:editing-cycles>10</meta:editing-cycles>
    <meta:editing-duration>PT9S</meta:editing-duration>
    <meta:generator>OpenOffice/4.1.1$Win32 OpenOffice.org_project/411m6$Build-9775</meta:generator>
    <meta:document-statistic meta:table-count="0" meta:image-count="0" meta:object-count="0" meta:page-count="5" meta:paragraph-count="122" meta:word-count="1285" meta:character-count="7917"/>
    <meta:template xlink:type="simple" xlink:actuate="onRequest" xlink:title="Normal.dotm" xlink:href=""/>
  </office:meta>
</office:document-meta>
</file>